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eported_b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date" office:date-value="2018-08-17" calcext:value-type="date">
            <text:p>2018-08-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Bellingcat</text:p>
          </table:table-cell>
          <table:table-cell office:value-type="string" calcext:value-type="string">
            <text:p>Signs of Cluster Munition Use as Military Activity in Idlib Intensifies </text:p>
          </table:table-cell>
          <table:table-cell office:value-type="string" calcext:value-type="string">
            <text:p>https://www.bellingcat.com/news/mena/2018/08/17/signs-cluster-munition-use-military-activity-idlib-intensifies/</text:p>
          </table:table-cell>
        </table:table-row>
        <table:table-row table:style-name="ro1">
          <table:table-cell office:value-type="date" office:date-value="2016-07-28" calcext:value-type="date">
            <text:p>2016-07-2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Human Rights Watch</text:p>
          </table:table-cell>
          <table:table-cell office:value-type="string" calcext:value-type="string">
            <text:p>Russia/Syria: Widespread New Cluster Munition Use</text:p>
          </table:table-cell>
          <table:table-cell office:value-type="string" calcext:value-type="string">
            <text:p>https://www.hrw.org/news/2016/07/28/russia/syria-widespread-new-cluster-munition-use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Bellingcat</text:p>
          </table:table-cell>
          <table:table-cell office:value-type="string" calcext:value-type="string">
            <text:p>Invasion of Ukraine: Tracking use of Cluster Munitions in Civilian Areas </text:p>
          </table:table-cell>
          <table:table-cell office:value-type="string" calcext:value-type="string">
            <text:p>https://www.bellingcat.com/news/2022/02/27/ukraine-conflict-tracking-use-of-cluster-munitions-in-civilian-areas/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Bellingcat</text:p>
          </table:table-cell>
          <table:table-cell office:value-type="string" calcext:value-type="string">
            <text:p>These are the Cluster Munitions Documented by Ukrainian Civilians </text:p>
          </table:table-cell>
          <table:table-cell office:value-type="string" calcext:value-type="string">
            <text:p>https://www.bellingcat.com/news/rest-of-world/2022/03/11/these-are-the-cluster-munitions-documented-by-ukrainian-civilians/</text:p>
          </table:table-cell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Bellingcat</text:p>
          </table:table-cell>
          <table:table-cell office:value-type="string" calcext:value-type="string">
            <text:p>Is the Idlib Offensive coming? </text:p>
          </table:table-cell>
          <table:table-cell office:value-type="string" calcext:value-type="string">
            <text:p>https://www.bellingcat.com/news/mena/2018/08/17/the-idlib-offensive/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Human Rights Watch</text:p>
          </table:table-cell>
          <table:table-cell office:value-type="string" calcext:value-type="string">
            <text:p>Ukraine: Apparent Cluster Munitions Hit Kherson</text:p>
          </table:table-cell>
          <table:table-cell office:value-type="string" calcext:value-type="string">
            <text:p>https://www.hrw.org/news/2022/12/13/ukraine-apparent-cluster-munitions-hit-kherson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Human Rights Watch</text:p>
          </table:table-cell>
          <table:table-cell office:value-type="string" calcext:value-type="string">
            <text:p>End Cluster Munition Attacks in Ukraine</text:p>
          </table:table-cell>
          <table:table-cell office:value-type="string" calcext:value-type="string">
            <text:p>https://www.hrw.org/news/2022/05/11/end-cluster-munition-attacks-ukraine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Human Rights Watch</text:p>
          </table:table-cell>
          <table:table-cell office:value-type="string" calcext:value-type="string">
            <text:p>Intense and Lasting Harm: Cluster Munition Attacks in Ukraine</text:p>
          </table:table-cell>
          <table:table-cell office:value-type="string" calcext:value-type="string">
            <text:p>https://www.hrw.org/report/2022/05/11/intense-and-lasting-harm/cluster-munition-attacks-ukraine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Human Rights Watch</text:p>
          </table:table-cell>
          <table:table-cell office:value-type="string" calcext:value-type="string">
            <text:p>Ukraine: Cluster Munitions Repeatedly Used on Mykolaiv</text:p>
          </table:table-cell>
          <table:table-cell office:value-type="string" calcext:value-type="string">
            <text:p>https://www.hrw.org/news/2022/03/17/ukraine-cluster-munitions-repeatedly-used-mykolaiv</text:p>
          </table:table-cell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Human Rights Watch</text:p>
          </table:table-cell>
          <table:table-cell office:value-type="string" calcext:value-type="string">
            <text:p>Ukraine: Cluster Munitions Launched Into Kharkiv Neighborhoods</text:p>
          </table:table-cell>
          <table:table-cell office:value-type="string" calcext:value-type="string">
            <text:p>https://www.hrw.org/news/2022/03/04/ukraine-cluster-munitions-launched-kharkiv-neighborhoods</text:p>
          </table:table-cell>
        </table:table-row>
        <table:table-row table:style-name="ro1"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9M55K Cargo Rockets and 9N235 Submunitions in Syria </text:p>
          </table:table-cell>
          <table:table-cell office:value-type="string" calcext:value-type="string">
            <text:p>https://armamentresearch.com/9m55k-cargo-rockets-and-9n235-submunitions-in-syria/</text:p>
          </table:table-cell>
        </table:table-row>
        <table:table-row table:style-name="ro1">
          <table:table-cell office:value-type="date" office:date-value="2014-07-03" calcext:value-type="date">
            <text:p>2014-07-0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9M55K cargo rockets and 9N235 submunitions in Ukraine </text:p>
          </table:table-cell>
          <table:table-cell office:value-type="string" calcext:value-type="string">
            <text:p>https://armamentresearch.com/9m55k-cargo-rockets-and-9n235-submunitions-in-ukraine/</text:p>
          </table:table-cell>
        </table:table-row>
        <table:table-row table:style-name="ro1">
          <table:table-cell office:value-type="date" office:date-value="2014-07-11" calcext:value-type="date">
            <text:p>2014-07-1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9M27K series cargo rockets used in Ukraine </text:p>
          </table:table-cell>
          <table:table-cell office:value-type="string" calcext:value-type="string">
            <text:p>https://armamentresearch.com/9m27k-series-cargo-rockets-used-in-ukraine/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Human Rights Watch</text:p>
          </table:table-cell>
          <table:table-cell office:value-type="string" calcext:value-type="string">
            <text:p>Syria: Cluster Munitions Used in November 6 Attacks</text:p>
          </table:table-cell>
          <table:table-cell office:value-type="string" calcext:value-type="string">
            <text:p>https://www.hrw.org/news/2022/11/23/syria-cluster-munitions-used-november-6-attacks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Cluster Munition Monitor</text:p>
          </table:table-cell>
          <table:table-cell office:value-type="string" calcext:value-type="string">
            <text:p>Cluster Munition Monitor 2022</text:p>
          </table:table-cell>
          <table:table-cell office:value-type="string" calcext:value-type="string">
            <text:p>http://the-monitor.org/en-gb/reports/2022/cluster-munition-monitor-2022.aspx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Amnesty</text:p>
          </table:table-cell>
          <table:table-cell office:value-type="string" calcext:value-type="string">
            <text:p>Ukraine: “Anyone can die at any time”: Indiscriminate attacks by Russian forces in Kharkiv, Ukraine</text:p>
          </table:table-cell>
          <table:table-cell office:value-type="string" calcext:value-type="string">
            <text:p>https://www.amnesty.org/en/documents/eur50/5682/2022/en/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New York Times</text:p>
          </table:table-cell>
          <table:table-cell office:value-type="string" calcext:value-type="string">
            <text:p>Cluster munitions have killed nearly 700 in Ukraine, a study reports</text:p>
          </table:table-cell>
          <table:table-cell office:value-type="string" calcext:value-type="string">
            <text:p>https://www.nytimes.com/2022/08/26/world/europe/cluster-munitions-russia-ukraine.html</text:p>
          </table:table-cell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New York Times</text:p>
          </table:table-cell>
          <table:table-cell office:value-type="string" calcext:value-type="string">
            <text:p>What Hundreds of Photos of Weapons Reveal About Russia’s Brutal War Strategy</text:p>
          </table:table-cell>
          <table:table-cell office:value-type="string" calcext:value-type="string">
            <text:p>https://www.nytimes.com/interactive/2022/06/19/world/europe/ukraine-munitions-war-crimes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/00/0000</text:date>, <text:time style:data-style-name="N2" text:time-value="13:20:09.016496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1T13:21:26.967946286</meta:creation-date>
    <meta:editing-duration>P0D</meta:editing-duration>
    <meta:editing-cycles>1</meta:editing-cycles>
    <meta:generator>LibreOffice/6.4.7.2$Linux_X86_64 LibreOffice_project/40$Build-2</meta:generator>
    <meta:document-statistic meta:table-count="1" meta:cell-count="95" meta:object-count="0"/>
  </office:meta>
</office:document-meta>
</file>